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Heading_20_1">
      <style:paragraph-properties fo:break-before="auto" fo:break-after="auto"/>
    </style:style>
    <style:style style:name="P5" style:family="paragraph" style:parent-style-name="Heading_20_2">
      <style:paragraph-properties fo:break-before="auto" fo:break-after="auto"/>
    </style:style>
    <style:style style:name="P6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7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P8" style:family="paragraph" style:parent-style-name="Title">
      <style:paragraph-properties fo:text-align="center" style:justify-single-word="false" fo:break-before="auto" fo:break-after="auto"/>
      <style:text-properties fo:font-size="23pt" style:font-size-asian="23pt" style:font-size-complex="23pt"/>
    </style:style>
    <style:style style:name="P9" style:family="paragraph" style:parent-style-name="Title">
      <style:paragraph-properties fo:text-align="center" style:justify-single-word="false" fo:break-before="auto" fo:break-after="auto"/>
      <style:text-properties fo:color="#b7b7b7" loext:opacity="100%" fo:font-size="23pt" style:font-size-asian="23pt" style:font-size-complex="23pt"/>
    </style:style>
    <style:style style:name="P10" style:family="paragraph" style:parent-style-name="Heading_20_1">
      <style:paragraph-properties fo:margin-top="0.847cm" fo:margin-bottom="0.212cm" style:contextual-spacing="false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P11" style:family="paragraph" style:parent-style-name="Standard">
      <style:paragraph-properties fo:text-align="center" style:justify-single-word="false" fo:break-before="auto" fo:break-after="auto"/>
      <style:text-properties fo:font-style="italic" style:font-style-asian="italic"/>
    </style:style>
    <style:style style:name="P12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1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14" style:family="paragraph" style:parent-style-name="Standard" style:list-style-name="WWNum4">
      <style:paragraph-properties fo:margin-left="2.54cm" fo:margin-right="0cm" fo:text-align="justify" style:justify-single-word="false" fo:text-indent="-0.635cm" style:auto-text-indent="false" fo:break-before="auto" fo:break-after="auto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17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P18" style:family="paragraph" style:parent-style-name="Standard" style:list-style-name="WWNum3">
      <style:paragraph-properties fo:margin-left="2.54cm" fo:margin-right="0cm" fo:text-indent="-0.635cm" style:auto-text-indent="false" fo:break-before="auto" fo:break-after="auto"/>
    </style:style>
    <style:style style:name="P19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2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2">
      <style:paragraph-properties fo:margin-left="1.27cm" fo:margin-right="0cm" fo:margin-top="0cm" fo:margin-bottom="0cm" style:contextual-spacing="false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4">
      <style:paragraph-properties fo:margin-left="2.54cm" fo:margin-right="0cm" fo:text-align="start" style:justify-single-word="false" fo:text-indent="-0.635cm" style:auto-text-indent="false" fo:break-before="auto" fo:break-after="auto"/>
      <style:text-properties officeooo:paragraph-rsid="001e467a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officeooo:rsid="001d3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9d6d2o1iyx7g"/><text:span text:style-name="T1">RSTYLES </text:span><text:span text:style-name="T3">Workshops</text:span></text:p>
      <text:p text:style-name="P8"><text:bookmark text:name="_ii6eafotrsmj"/>RS2 Log-data collection and processing using LimeSurvey and R </text:p>
      <text:p text:style-name="P9"><text:bookmark text:name="_n3og1j50awwc"/>(Introduction)</text:p>
      <text:p text:style-name="P11">(Workshops are conducted on behalf of the project "Understanding response styles in self-report data: consequences, remedies, and sources" (2019/33/B/HS6 /00937) which is financed by the National Science Centre)</text:p>
      <text:p text:style-name="P4"><text:bookmark text:name="_fw8kvesc2dkb"/><text:span text:style-name="T3">Date</text:span>:</text:p>
      <text:p text:style-name="P3">9th-10th June, 13:00-16:30 CEST (UTC+02:00) via Zoom</text:p>
      <text:p text:style-name="P3"/>
      <text:p text:style-name="P3"><text:span text:style-name="T4">Registration</text:span><text:span text:style-name="T5">: </text:span></text:p>
      <text:p text:style-name="Standard">Workshop is offered <text:span text:style-name="T3">free of charge</text:span>. For registration please fill in this questionnaire: <text:a xlink:type="simple" xlink:href="https://forms.gle/9XYhyypdbBz2ajxs5" text:style-name="ListLabel_20_46" text:visited-style-name="ListLabel_20_46"><text:span text:style-name="T6">https://forms.gle/9XYhyypdbBz2ajxs5</text:span></text:a> </text:p>
      <text:p text:style-name="P4"><text:bookmark text:name="_3w9g7rmn46eq"/><text:span text:style-name="T3">Goals</text:span>:</text:p>
      <text:list xml:id="list3637064685" text:style-name="WWNum5">
        <text:list-item>
          <text:p text:style-name="P12">Ability to build and manage simple online surveys using <text:span text:style-name="T2">LimeSurvey</text:span> platform.</text:p>
        </text:list-item>
        <text:list-item>
          <text:p text:style-name="P12">Ability to configure a <text:span text:style-name="T2">LimeSurvey</text:span> survey to collect log-data using <text:span text:style-name="T2">logDataLimeSurvey</text:span> applet.</text:p>
        </text:list-item>
        <text:list-item>
          <text:p text:style-name="P12">Ability to use the <text:span text:style-name="T2">logLime</text:span> R package to preprocess collected log-data and compute process indicators describing cursor moves, <text:span text:style-name="T2">average response time</text:span>, response editing and hovering.</text:p>
        </text:list-item>
        <text:list-item>
          <text:p text:style-name="P12">Ability to visualize cursor moves and clicks using preprocessed log-data with the use of the <text:span text:style-name="T2">logLime</text:span> R package.</text:p>
        </text:list-item>
      </text:list>
      <text:p text:style-name="P4"><text:bookmark text:name="_me9ynba11xvx"/><text:span text:style-name="T3">Organizers</text:span>:</text:p>
      <text:list xml:id="list217304843" text:style-name="WWNum1">
        <text:list-item>
          <text:p text:style-name="P15">dr Tomasz Żółtak</text:p>
        </text:list-item>
        <text:list-item>
          <text:p text:style-name="P15">dr hab. Artur Pokropek, prof. IFiS PAN</text:p>
        </text:list-item>
        <text:list-item>
          <text:p text:style-name="P15">dr Marek Muszyński </text:p>
        </text:list-item>
        <text:list-item>
          <text:p text:style-name="P15">dr Maria Flakus </text:p>
        </text:list-item>
      </text:list>
      <text:p text:style-name="P4"><text:bookmark text:name="_ymnw6e3fr31d"/><text:span text:style-name="T3">Instructors</text:span>:</text:p>
      <text:list xml:id="list204124550379695" text:continue-numbering="true" text:style-name="WWNum1">
        <text:list-item>
          <text:p text:style-name="P16">dr Tomasz Żółtak</text:p>
        </text:list-item>
        <text:list-item>
          <text:p text:style-name="P16">dr Maria Flakus</text:p>
        </text:list-item>
        <text:list-item>
          <text:p text:style-name="P15">dr Marek Muszyński</text:p>
        </text:list-item>
      </text:list>
      <text:p text:style-name="P4"><text:bookmark text:name="_6kism1wfuuq6"/><text:soft-page-break/><text:span text:style-name="T3">Prerequisites</text:span>:</text:p>
      <text:list xml:id="list2176661272" text:style-name="WWNum4">
        <text:list-item>
          <text:p text:style-name="P13">Having a LimeSurvey account (free) created either on <text:a xlink:type="simple" xlink:href="https://www.limesurvey.org/" text:style-name="ListLabel_20_46" text:visited-style-name="ListLabel_20_46"><text:span text:style-name="T6">https://www.limesurvey.org</text:span></text:a> or on some other server (for example one’s institution’s service)</text:p>
        </text:list-item>
        <text:list-item>
          <text:p text:style-name="P13">Programs installed on computer:</text:p>
          <text:list>
            <text:list-item>
              <text:p text:style-name="P14">R - downloadable <text:a xlink:type="simple" xlink:href="https://cran.r-project.org/" text:style-name="ListLabel_20_46" text:visited-style-name="ListLabel_20_46"><text:span text:style-name="T6">here</text:span></text:a>;</text:p>
            </text:list-item>
            <text:list-item>
              <text:p text:style-name="P14">RStudio - downloadable <text:a xlink:type="simple" xlink:href="https://rstudio.com/products/rstudio/download/#download" text:style-name="ListLabel_20_46" text:visited-style-name="ListLabel_20_46"><text:span text:style-name="T6">here</text:span></text:a>;</text:p>
            </text:list-item>
            <text:list-item>
              <text:p text:style-name="P25">additional R packages: <text:span text:style-name="T2">tidyr</text:span>, <text:span text:style-name="T2">dplyr</text:span>, <text:span text:style-name="T2">ggplot2</text:span>, <text:span text:style-name="T2">gganimate</text:span>, <text:span text:style-name="T2">gifski</text:span>, <text:span text:style-name="T2">remotes</text:span>:<text:line-break/>`install.packages(c("tidyr", "dplyr", "ggplot2", "gganimate", "gifski", "remotes")<text:span text:style-name="T7">)</text:span>`</text:p>
            </text:list-item>
          </text:list>
        </text:list-item>
      </text:list>
      <text:p text:style-name="P4"><text:bookmark text:name="_ttb2ue20n05e"/><text:span text:style-name="T3">Plan</text:span>:</text:p>
      <text:p text:style-name="P5"><text:bookmark text:name="_nbjji2ocj1bu"/>First day - Designing surveys in LimeSurvey with Log-data collection</text:p>
      <text:list xml:id="list1509136456" text:style-name="WWNum3">
        <text:list-item>
          <text:p text:style-name="P17">Welcome (AP)</text:p>
        </text:list-item>
        <text:list-item>
          <text:p text:style-name="P17">Introduction to LimeSurvey (MF)</text:p>
          <text:list>
            <text:list-item>
              <text:p text:style-name="P18">The admin interface of LimeSurvey: basic features, interface management, themes.</text:p>
            </text:list-item>
            <text:list-item>
              <text:p text:style-name="P18">Creating questionnaire: general information, text elements (i.e., introduction and ending message).</text:p>
            </text:list-item>
          </text:list>
        </text:list-item>
        <text:list-item>
          <text:p text:style-name="P17">Designing simple questionnaires (MF)</text:p>
          <text:list>
            <text:list-item>
              <text:p text:style-name="P18">Group of questions <text:span text:style-name="T2">vs</text:span>. questions: differences.</text:p>
            </text:list-item>
            <text:list-item>
              <text:p text:style-name="P18">Managing groups of questions.</text:p>
            </text:list-item>
            <text:list-item>
              <text:p text:style-name="P18">Questions and types of questions: general settings, logic, types of questions (i.e., single- and multiple-choice, text questions, mask questions, array).</text:p>
            </text:list-item>
            <text:list-item>
              <text:p text:style-name="P18">Setting time limits into the question.</text:p>
            </text:list-item>
          </text:list>
        </text:list-item>
        <text:list-item>
          <text:p text:style-name="P17">Managing survey (MF)</text:p>
          <text:list>
            <text:list-item>
              <text:p text:style-name="P18">Uploading the survey and sharing the survey with participants.</text:p>
            </text:list-item>
            <text:list-item>
              <text:p text:style-name="P18">Scanning the progress in the survey: complete and incomplete records, generating of the dataset.</text:p>
            </text:list-item>
          </text:list>
        </text:list-item>
        <text:list-item>
          <text:p text:style-name="P17">Implementing log data collection (MF+TZ)</text:p>
        </text:list-item>
      </text:list>
      <text:p text:style-name="P6"/>
      <text:p text:style-name="P6">Break - 30 min.</text:p>
      <text:p text:style-name="P6"/>
      <text:list xml:id="list204124610177831" text:continue-numbering="true" text:style-name="WWNum3">
        <text:list-item>
          <text:p text:style-name="P17">Hands on Lime. Designing and implementing your own survey.</text:p>
        </text:list-item>
      </text:list>
      <text:p text:style-name="P5"><text:bookmark text:name="_5woe8w4yb0n6"/>Second day: Processing log-data</text:p>
      <text:list xml:id="list204125105457795" text:continue-numbering="true" text:style-name="WWNum3">
        <text:list-item>
          <text:p text:style-name="P17">Introduction to survey paradata (MM)</text:p>
        </text:list-item>
        <text:list-item>
          <text:p text:style-name="P17">Features of the <text:span text:style-name="T2">logLime</text:span> R package (TZ)</text:p>
        </text:list-item>
        <text:list-item>
          <text:p text:style-name="P17">Exporting data from LimeSurvey and reading it into R (TZ)</text:p>
          <text:list>
            <text:list-item>
              <text:p text:style-name="P18">Exporting survey results</text:p>
            </text:list-item>
            <text:list-item>
              <text:p text:style-name="P18">Exporting survey structure file</text:p>
            </text:list-item>
            <text:list-item>
              <text:p text:style-name="P18">Reading survey results into R</text:p>
            </text:list-item>
          </text:list>
        </text:list-item>
        <text:list-item>
          <text:p text:style-name="P17">Log-data preprocessing (TZ)</text:p>
          <text:list>
            <text:list-item>
              <text:p text:style-name="P18"><text:soft-page-break/>Separating different types of paradata from log-data streams</text:p>
            </text:list-item>
            <text:list-item>
              <text:p text:style-name="P18">Identifying and filtering out broken/problematic records</text:p>
            </text:list-item>
            <text:list-item>
              <text:p text:style-name="P18">Inspecting different types of <text:span text:style-name="T2">events</text:span></text:p>
            </text:list-item>
          </text:list>
        </text:list-item>
        <text:list-item>
          <text:p text:style-name="P17">Computing process indicators (TZ)</text:p>
          <text:list>
            <text:list-item>
              <text:p text:style-name="P19">Response editing</text:p>
            </text:list-item>
            <text:list-item>
              <text:p text:style-name="P18">Hovering indices</text:p>
            </text:list-item>
            <text:list-item>
              <text:p text:style-name="P18">Average answering time</text:p>
            </text:list-item>
            <text:list-item>
              <text:p text:style-name="P19">Cursor moves indices</text:p>
            </text:list-item>
          </text:list>
        </text:list-item>
      </text:list>
      <text:p text:style-name="P3"/>
      <text:p text:style-name="P3">Break - 30 min.</text:p>
      <text:p text:style-name="P3"/>
      <text:list xml:id="list204126168298940" text:continue-numbering="true" text:style-name="WWNum3">
        <text:list-item>
          <text:p text:style-name="P17">Visualizing cursor moves (TZ)</text:p>
          <text:list>
            <text:list-item>
              <text:p text:style-name="P18">Drawing heatmaps</text:p>
            </text:list-item>
            <text:list-item>
              <text:p text:style-name="P18">Drawing cursor traces and clicks</text:p>
            </text:list-item>
            <text:list-item>
              <text:p text:style-name="P18">Animating cursor traces and clicks</text:p>
            </text:list-item>
          </text:list>
        </text:list-item>
        <text:list-item>
          <text:p text:style-name="P17">Limitations and possible extensions of the package (TZ)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6-10T20:41:24.373000000</dc:date>
    <dc:creator>Tomasz Żółtak</dc:creator>
    <meta:editing-duration>PT1M28S</meta:editing-duration>
    <meta:editing-cycles>3</meta:editing-cycles>
    <meta:document-statistic meta:table-count="0" meta:image-count="0" meta:object-count="0" meta:page-count="3" meta:paragraph-count="68" meta:word-count="479" meta:character-count="3212" meta:non-whitespace-character-count="2846"/>
  </office:meta>
</office:document-meta>
</file>